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c9112" officeooo:paragraph-rsid="000e5181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c9112" officeooo:paragraph-rsid="000e5181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0c9112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rsid="000c9112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officeooo:rsid="000c9112"/>
    </style:style>
    <style:style style:name="P6" style:family="paragraph" style:parent-style-name="Standard">
      <style:text-properties officeooo:rsid="000c9112" officeooo:paragraph-rsid="000c9112"/>
    </style:style>
    <style:style style:name="T1" style:family="text">
      <style:text-properties fo:font-size="20pt" fo:font-weight="bold" officeooo:rsid="000e5181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HIBRIDO PARA ANALISE DE DADOS EXTRAIDOS PARA UMA API</text:p>
      <text:p text:style-name="P1"/>
      <text:p text:style-name="P2"><text:span text:style-name="T1">SISTEMA PARA REDUÇÃO DE CUSTOS COM API</text:span><text:line-break/><text:line-break/><text:line-break/><text:line-break/>Cenário C: HÍBRIDO (Minha Recomendação Real)</text:p>
      <text:p text:style-name="P3">Nem toda janela precisa de análise premium. A estratégia inteligente:</text:p>
      <text:p text:style-name="P4">text</text:p>
      <text:p text:style-name="P5"><text:span text:style-name="Source_20_Text">┌─────────────────────────────────────────────────────────────────────────┐</text:span></text:p>
      <text:p text:style-name="P5"><text:span text:style-name="Source_20_Text">│ <text:s/>ESTRATÉGIA HÍBRIDA DE 2 CAMADAS <text:s text:c="37"/>│</text:span></text:p>
      <text:p text:style-name="P5"><text:span text:style-name="Source_20_Text">├─────────────────────────────────────────────────────────────────────────┤</text:span></text:p>
      <text:p text:style-name="P5"><text:span text:style-name="Source_20_Text">│ <text:s text:c="71"/>│</text:span></text:p>
      <text:p text:style-name="P5"><text:span text:style-name="Source_20_Text">│ <text:s/>CAMADA 1 — Claude 3.5 Haiku (rotina) <text:s text:c="32"/>│</text:span></text:p>
      <text:p text:style-name="P5"><text:span text:style-name="Source_20_Text">│ <text:s text:c="3"/>Quando: Janelas normais, mercado estável <text:s text:c="27"/>│</text:span></text:p>
      <text:p text:style-name="P5"><text:span text:style-name="Source_20_Text">│ <text:s text:c="3"/>Frequência: A cada 5 min <text:s text:c="43"/>│</text:span></text:p>
      <text:p text:style-name="P5"><text:span text:style-name="Source_20_Text">│ <text:s text:c="3"/>Custo: ~$0.002/chamada <text:s text:c="45"/>│</text:span></text:p>
      <text:p text:style-name="P5"><text:span text:style-name="Source_20_Text">│ <text:s text:c="3"/>Papel: Monitoramento, detectar mudanças <text:s text:c="28"/>│</text:span></text:p>
      <text:p text:style-name="P5"><text:span text:style-name="Source_20_Text">│ <text:s text:c="71"/>│</text:span></text:p>
      <text:p text:style-name="P5"><text:span text:style-name="Source_20_Text">│ <text:s/>CAMADA 2 — Claude 3.5 Sonnet OU GPT-4o (eventos críticos) <text:s text:c="11"/>│</text:span></text:p>
      <text:p text:style-name="P5"><text:span text:style-name="Source_20_Text">│ <text:s text:c="3"/>Quando: <text:s text:c="60"/>│</text:span></text:p>
      <text:p text:style-name="P5"><text:span text:style-name="Source_20_Text">│ <text:s text:c="5"/>• |Delta| &gt; 20 BTC (pressão forte) <text:s text:c="31"/>│</text:span></text:p>
      <text:p text:style-name="P5"><text:span text:style-name="Source_20_Text">│ <text:s text:c="5"/>• Preço cruza S/R key level <text:s text:c="38"/>│</text:span></text:p>
      <text:p text:style-name="P5"><text:span text:style-name="Source_20_Text">│ <text:s text:c="5"/>• Volume &gt; 2x média <text:s text:c="46"/>│</text:span></text:p>
      <text:p text:style-name="P5"><text:span text:style-name="Source_20_Text">│ <text:s text:c="5"/>• Whale burst detectado <text:s text:c="42"/>│</text:span></text:p>
      <text:p text:style-name="P5"><text:span text:style-name="Source_20_Text">│ <text:s text:c="5"/>• Mudança de regime <text:s text:c="46"/>│</text:span></text:p>
      <text:p text:style-name="P5"><text:span text:style-name="Source_20_Text">│ <text:s text:c="3"/>Frequência: ~30-50 chamadas/dia <text:s text:c="36"/>│</text:span></text:p>
      <text:p text:style-name="P5"><text:span text:style-name="Source_20_Text">│ <text:s text:c="3"/>Custo: ~$0.006/chamada <text:s text:c="45"/>│</text:span></text:p>
      <text:p text:style-name="P5"><text:span text:style-name="Source_20_Text">│ <text:s text:c="3"/>Papel: Análise profunda, decisão de trade <text:s text:c="26"/>│</text:span></text:p>
      <text:p text:style-name="P5"><text:span text:style-name="Source_20_Text">│ <text:s text:c="71"/>│</text:span></text:p>
      <text:p text:style-name="P5"><text:span text:style-name="Source_20_Text">│ <text:s/>CUSTO TOTAL HÍBRIDO: <text:s text:c="49"/>│</text:span></text:p>
      <text:p text:style-name="P5"><text:span text:style-name="Source_20_Text">│ <text:s text:c="3"/>Haiku: 288 × $0.002 = $0.58/dia <text:s text:c="35"/>│</text:span></text:p>
      <text:p text:style-name="P5"><text:span text:style-name="Source_20_Text">│ <text:s text:c="3"/>Sonnet: 40 × $0.006 = $0.24/dia <text:s text:c="35"/>│</text:span></text:p>
      <text:p text:style-name="P5"><text:span text:style-name="Source_20_Text">│ <text:s text:c="3"/>TOTAL: $0.82/dia = $24.60/mês <text:s text:c="37"/>│</text:span></text:p>
      <text:p text:style-name="P5"><text:span text:style-name="Source_20_Text">│ <text:s text:c="71"/>│</text:span></text:p>
      <text:p text:style-name="P5"><text:span text:style-name="Source_20_Text">│ <text:s text:c="3"/>✅ 100% das janelas analisadas <text:s text:c="37"/>│</text:span></text:p>
      <text:p text:style-name="P5"><text:span text:style-name="Source_20_Text">│ <text:s text:c="3"/>✅ Eventos críticos com IA premium <text:s text:c="33"/>│</text:span></text:p>
      <text:p text:style-name="P5"><text:span text:style-name="Source_20_Text">│ <text:s text:c="3"/>✅ Custo controlado <text:s text:c="49"/>│</text:span></text:p>
      <text:p text:style-name="P5"><text:span text:style-name="Source_20_Text">│ <text:s text:c="71"/>│</text:span></text:p>
      <text:p text:style-name="P4"><text:span text:style-name="Source_20_Text">└─────────────────────────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11:23:58.798646100</meta:creation-date>
    <dc:date>2026-03-13T11:47:45.121873400</dc:date>
    <meta:editing-duration>PT23M47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1" meta:paragraph-count="35" meta:word-count="200" meta:character-count="2459" meta:non-whitespace-character-count="995"/>
  </office:meta>
</office:document-meta>
</file>